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65b" officeooo:paragraph-rsid="0013c65b"/>
    </style:style>
    <style:style style:name="P2" style:family="paragraph" style:parent-style-name="Standard">
      <style:text-properties style:font-name="Courier" fo:font-size="10pt" officeooo:rsid="0013c65b" officeooo:paragraph-rsid="0013c65b" style:font-size-asian="10pt" style:font-size-complex="10pt"/>
    </style:style>
    <style:style style:name="P3" style:family="paragraph" style:parent-style-name="Standard">
      <style:text-properties fo:color="#666666" style:font-name="Courier" fo:font-size="10pt" officeooo:rsid="0013c65b" officeooo:paragraph-rsid="0013c65b" style:font-size-asian="10pt" style:font-size-complex="10pt"/>
    </style:style>
    <style:style style:name="P4" style:family="paragraph" style:parent-style-name="Standard">
      <style:text-properties fo:color="#ed1c24" style:font-name="Courier" fo:font-size="10pt" officeooo:rsid="0013c65b" officeooo:paragraph-rsid="0013c65b" style:font-size-asian="10pt" style:font-size-complex="10pt"/>
    </style:style>
    <style:style style:name="P5" style:family="paragraph" style:parent-style-name="Standard">
      <style:text-properties fo:color="#ed1c24" style:font-name="Courier" fo:font-size="10pt" fo:font-weight="bold" officeooo:rsid="0013c65b" officeooo:paragraph-rsid="0013c65b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66b3" style:font-name="Courier" fo:font-size="10pt" officeooo:rsid="0013c65b" officeooo:paragraph-rsid="0013c65b" style:font-size-asian="10pt" style:font-size-complex="10pt"/>
    </style:style>
    <style:style style:name="P7" style:family="paragraph" style:parent-style-name="Standard">
      <style:text-properties fo:color="#0066b3" style:font-name="Courier" fo:font-size="10pt" fo:font-weight="bold" officeooo:rsid="0013c65b" officeooo:paragraph-rsid="0013c65b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Palatino Linotype" fo:font-size="10pt" style:text-underline-style="solid" style:text-underline-width="auto" style:text-underline-color="font-color" officeooo:rsid="0013c65b" officeooo:paragraph-rsid="0013c65b" style:font-size-asian="10pt" style:font-size-complex="10pt"/>
    </style:style>
    <style:style style:name="T1" style:family="text">
      <style:text-properties fo:color="#6666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ed1c24"/>
    </style:style>
    <style:style style:name="T4" style:family="text">
      <style:text-properties fo:color="#ed1c24" fo:font-weight="bold" style:font-weight-asian="bold" style:font-weight-complex="bold"/>
    </style:style>
    <style:style style:name="T5" style:family="text">
      <style:text-properties fo:color="#0066b3"/>
    </style:style>
    <style:style style:name="T6" style:family="text">
      <style:text-properties fo:color="#0066b3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cument.xml</text:p>
      <text:p text:style-name="P1"/>
      <text:p text:style-name="P2">&lt;Document SchemaVersion="4" ProgramVersion="0.17R13528 (Git)" FileVersion="1"&gt;</text:p>
      <text:p text:style-name="P2"><text:s text:c="4"/><text:span text:style-name="T1">&lt;Properties Count="14"&gt;</text:span></text:p>
      <text:p text:style-name="P3"><text:s text:c="8"/>&lt;Property name="Comment" type="App::PropertyString"&gt;</text:p>
      <text:p text:style-name="P3"><text:s text:c="12"/>&lt;String value=""/&gt;</text:p>
      <text:p text:style-name="P3"><text:s text:c="8"/>&lt;/Property&gt;</text:p>
      <text:p text:style-name="P3"><text:s text:c="8"/>….</text:p>
      <text:p text:style-name="P3"><text:s text:c="4"/>&lt;/Properties&gt;</text:p>
      <text:p text:style-name="P2"><text:s text:c="4"/>&lt;Objects Count="2"&gt;</text:p>
      <text:p text:style-name="P2"><text:s text:c="8"/><text:span text:style-name="T3">&lt;Object type="Part::Box" </text:span><text:span text:style-name="T4">name="Box"</text:span><text:span text:style-name="T3"> /&gt;</text:span></text:p>
      <text:p text:style-name="P2"><text:s text:c="8"/><text:span text:style-name="T5">&lt;Object type="Part::Cylinder" </text:span><text:span text:style-name="T6">name="Cylinder</text:span><text:span text:style-name="T5">" /&gt;</text:span></text:p>
      <text:p text:style-name="P2"><text:s text:c="4"/>&lt;/Objects&gt;</text:p>
      <text:p text:style-name="P2"><text:s text:c="4"/>&lt;ObjectData Count="2"&gt;</text:p>
      <text:p text:style-name="P2"><text:s text:c="7"/><text:span text:style-name="T3"><text:s/>&lt;Object </text:span><text:span text:style-name="T4">name="Box"</text:span><text:span text:style-name="T3"> Extensions="True"&gt;</text:span></text:p>
      <text:p text:style-name="P4"><text:s text:c="12"/>&lt;Extensions Count="1"&gt;</text:p>
      <text:p text:style-name="P4"><text:s text:c="16"/>&lt;Extension type="Part::AttachExtension" name="AttachExtension"&gt;</text:p>
      <text:p text:style-name="P4"><text:s text:c="16"/>&lt;/Extension&gt;</text:p>
      <text:p text:style-name="P4"><text:s text:c="12"/>&lt;/Extensions&gt;</text:p>
      <text:p text:style-name="P4"><text:s text:c="12"/>&lt;Properties Count="13"&gt;</text:p>
      <text:p text:style-name="P4"><text:s text:c="16"/>&lt;Property name="AttacherType" type="App::PropertyString"&gt;</text:p>
      <text:p text:style-name="P4"><text:s text:c="20"/>&lt;String value="Attacher::AttachEngine3D"/&gt;</text:p>
      <text:p text:style-name="P4"><text:s text:c="16"/>&lt;/Property&gt;</text:p>
      <text:p text:style-name="P4"><text:s text:c="16"/>….</text:p>
      <text:p text:style-name="P4"><text:s text:c="16"/>&lt;Property name="Shape" type="Part::PropertyPartShape"&gt;</text:p>
      <text:p text:style-name="P4"><text:s text:c="20"/>&lt;Part file="<text:span text:style-name="T2">PartShape.brp</text:span>"/&gt;</text:p>
      <text:p text:style-name="P4"><text:s text:c="16"/>&lt;/Property&gt;</text:p>
      <text:p text:style-name="P4"><text:s text:c="16"/>...</text:p>
      <text:p text:style-name="P4"><text:s text:c="12"/>&lt;/Properties&gt;</text:p>
      <text:p text:style-name="P4"><text:s text:c="8"/>&lt;/Object&gt;</text:p>
      <text:p text:style-name="P2"><text:s text:c="8"/><text:span text:style-name="T5">&lt;Object </text:span><text:span text:style-name="T6">name="Cylinder"</text:span><text:span text:style-name="T5"> Extensions="True"&gt;</text:span></text:p>
      <text:p text:style-name="P6"><text:s text:c="12"/>&lt;Extensions Count="1"&gt;</text:p>
      <text:p text:style-name="P6"><text:s text:c="16"/>&lt;Extension type="Part::AttachExtension" name="AttachExtension"&gt;</text:p>
      <text:p text:style-name="P6"><text:s text:c="16"/>&lt;/Extension&gt;</text:p>
      <text:p text:style-name="P6"><text:s text:c="12"/>&lt;/Extensions&gt;</text:p>
      <text:p text:style-name="P6"><text:s text:c="12"/>&lt;Properties Count="13"&gt;</text:p>
      <text:p text:style-name="P6"><text:s text:c="16"/>&lt;Property name="Angle" type="App::PropertyAngle"&gt;</text:p>
      <text:p text:style-name="P6"><text:s text:c="20"/>&lt;Float value="360.000000000000"/&gt;</text:p>
      <text:p text:style-name="P6"><text:s text:c="16"/>&lt;/Property&gt;</text:p>
      <text:p text:style-name="P6"><text:s text:c="16"/>…</text:p>
      <text:p text:style-name="P6"><text:s text:c="16"/>&lt;Property name="Shape" type="Part::PropertyPartShape"&gt;</text:p>
      <text:p text:style-name="P6"><text:s text:c="20"/>&lt;Part file="<text:span text:style-name="T2">PartShape1.brp"</text:span>/&gt;</text:p>
      <text:p text:style-name="P6"><text:s text:c="16"/>&lt;/Property&gt;</text:p>
      <text:p text:style-name="P6"><text:s text:c="12"/>&lt;/Properties&gt;</text:p>
      <text:p text:style-name="P6"><text:s text:c="8"/>&lt;/Object&gt;</text:p>
      <text:p text:style-name="P2"><text:s text:c="4"/>&lt;/ObjectData&gt;</text:p>
      <text:p text:style-name="P2">&lt;/Document&gt;</text:p>
      <text:p text:style-name="P1"/>
      <text:p text:style-name="P1"/>
      <text:p text:style-name="P1"/>
      <text:p text:style-name="P2"/>
      <text:p text:style-name="P8">GuiDocument.xml</text:p>
      <text:p text:style-name="P2"/>
      <text:p text:style-name="P2">&lt;Document SchemaVersion="1"&gt;</text:p>
      <text:p text:style-name="P2"><text:s text:c="4"/>&lt;ViewProviderData Count="2"&gt;</text:p>
      <text:p text:style-name="P2"><text:s text:c="8"/><text:span text:style-name="T3">&lt;ViewProvider </text:span><text:span text:style-name="T4">name="Box"</text:span><text:span text:style-name="T3"> expanded="0"&gt;</text:span></text:p>
      <text:p text:style-name="P4"><text:s text:c="12"/>&lt;Properties Count="21"&gt;</text:p>
      <text:p text:style-name="P4"><text:s text:c="16"/>&lt;Property name="AngularDeflection" type="App::PropertyAngle"&gt;</text:p>
      <text:p text:style-name="P4"><text:s text:c="20"/>&lt;Float value="5.000000000000"/&gt;</text:p>
      <text:p text:style-name="P4"><text:s text:c="16"/>&lt;/Property&gt;</text:p>
      <text:p text:style-name="P4"><text:s text:c="16"/>&lt;Property name="BoundingBox" type="App::PropertyBool"&gt;</text:p>
      <text:p text:style-name="P4"><text:s text:c="20"/>&lt;Bool value="false"/&gt;</text:p>
      <text:p text:style-name="P4"><text:s text:c="16"/>&lt;/Property&gt;</text:p>
      <text:p text:style-name="P4">…</text:p>
      <text:p text:style-name="P4"><text:s text:c="15"/><text:span text:style-name="T2"><text:s/>&lt;Property name="Visibility" type="App::PropertyBool"&gt;</text:span></text:p>
      <text:p text:style-name="P5"><text:s text:c="20"/>&lt;Bool value="true"/&gt;</text:p>
      <text:p text:style-name="P5"><text:s text:c="16"/>&lt;/Property&gt;</text:p>
      <text:p text:style-name="P4"><text:s text:c="12"/>&lt;/Properties&gt;</text:p>
      <text:p text:style-name="P4"><text:s text:c="8"/>&lt;/ViewProvider&gt;</text:p>
      <text:p text:style-name="P2"><text:s text:c="8"/><text:span text:style-name="T5">&lt;ViewProvider </text:span><text:span text:style-name="T6">name="Cylinder"</text:span><text:span text:style-name="T5"> expanded="0"&gt;</text:span></text:p>
      <text:p text:style-name="P6"><text:s text:c="12"/>&lt;Properties Count="21"&gt;</text:p>
      <text:p text:style-name="P6"><text:s text:c="16"/>&lt;Property name="AngularDeflection" type="App::PropertyAngle"&gt;</text:p>
      <text:p text:style-name="P6"><text:soft-page-break/><text:s text:c="20"/>&lt;Float value="5.000000000000"/&gt;</text:p>
      <text:p text:style-name="P6"><text:s text:c="16"/>&lt;/Property&gt;</text:p>
      <text:p text:style-name="P6"><text:s text:c="16"/>&lt;Property name="BoundingBox" type="App::PropertyBool"&gt;</text:p>
      <text:p text:style-name="P6"><text:s text:c="20"/>&lt;Bool value="false"/&gt;</text:p>
      <text:p text:style-name="P6"><text:s text:c="16"/>&lt;/Property&gt;</text:p>
      <text:p text:style-name="P6"><text:s text:c="15"/><text:span text:style-name="T2"><text:s/>&lt;Property name="Visibility" type="App::PropertyBool"&gt;</text:span></text:p>
      <text:p text:style-name="P7"><text:s text:c="20"/>&lt;Bool value="true"/&gt;</text:p>
      <text:p text:style-name="P7"><text:s text:c="16"/>&lt;/Property&gt;</text:p>
      <text:p text:style-name="P6"><text:s text:c="12"/>&lt;/Properties&gt;</text:p>
      <text:p text:style-name="P6"><text:s text:c="8"/>&lt;/ViewProvider&gt;</text:p>
      <text:p text:style-name="P2"><text:s text:c="4"/>&lt;/ViewProviderData&gt;</text:p>
      <text:p text:style-name="P2"><text:s text:c="4"/>&lt;Camera settings=" <text:s/>OrthographicCamera { <text:s text:c="2"/>viewportMapping ADJUST_CAMERA <text:s text:c="2"/>position 1.0132365 -3.1582241 11.069521 <text:s text:c="2"/>orientation 0.92221695 -0.21516967 -0.32127592 <text:s/>0.96173292 <text:s text:c="2"/>nearDistance -3.5118918 <text:s text:c="2"/>farDistance 19.129707 <text:s text:c="2"/>aspectRatio 1 <text:s text:c="2"/>focalDistance 9.8488579 <text:s text:c="2"/>height 19.697716 <text:s/>} "/&gt;</text:p>
      <text:p text:style-name="P2">&lt;/Documen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2:32:58.177148701</meta:creation-date>
    <meta:generator>LibreOffice/6.0.6.2$Linux_X86_64 LibreOffice_project/00m0$Build-2</meta:generator>
    <dc:date>2018-12-13T04:13:37.447993037</dc:date>
    <meta:editing-duration>PT9M56S</meta:editing-duration>
    <meta:editing-cycles>5</meta:editing-cycles>
    <meta:document-statistic meta:table-count="0" meta:image-count="0" meta:object-count="0" meta:page-count="2" meta:paragraph-count="79" meta:word-count="171" meta:character-count="3207" meta:non-whitespace-character-count="2168"/>
  </office:meta>
</office:document-meta>
</file>